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13"/>
        </table:table-row>
        <table:table-row table:style-name="ro1" table:number-rows-repeated="2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9">00/00/0000</text:date>, <text:time style:data-style-name="N2" text:time-value="14:45:15.2873091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5-19T16:34:11.714137974</dc:date>
    <dc:creator>Jesus Castagnetto</dc:creator>
    <meta:editing-duration>PT5H49M49S</meta:editing-duration>
    <meta:editing-cycles>24</meta:editing-cycles>
    <meta:generator>LibreOffice/6.4.3.2$Linux_X86_64 LibreOffice_project/40$Build-2</meta:generator>
    <meta:document-statistic meta:table-count="1" meta:cell-count="344" meta:object-count="0"/>
  </office:meta>
</office:document-meta>
</file>